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58000000C8600596F4030046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line-height="115%" fo:text-align="center" style:justify-single-word="false" fo:padding="0cm" fo:border="none"/>
    </style:style>
    <style:style style:name="P5" style:family="paragraph" style:parent-style-name="Standard">
      <style:paragraph-properties fo:text-align="end" style:justify-single-word="false" fo:padding="0cm" fo:border="none"/>
    </style:style>
    <style:style style:name="P6" style:family="paragraph" style:parent-style-name="Standard">
      <style:paragraph-properties fo:margin-left="0cm" fo:margin-right="-0.272cm" fo:line-height="115%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officeooo:rsid="0005cf63" officeooo:paragraph-rsid="0005cf63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officeooo:rsid="0005cf63" officeooo:paragraph-rsid="0005cf6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officeooo:rsid="00060c7f" officeooo:paragraph-rsid="00060c7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officeooo:rsid="0007ecad" officeooo:paragraph-rsid="0007ecad" style:font-size-asian="10pt" style:font-weight-asian="bold" style:font-size-complex="10pt" style:font-weight-complex="bold"/>
    </style:style>
    <style:style style:name="P25" style:family="paragraph" style:parent-style-name="Standard" style:master-page-name="Standard">
      <style:paragraph-properties fo:margin-top="0cm" fo:margin-bottom="0.212cm" loext:contextual-spacing="false" fo:line-height="100%" fo:text-align="justify" style:justify-single-word="false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5dc8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lumne (nom i cognoms):</text:p>
      <text:p text:style-name="P19"><text:bookmark text:name="_oxuo7heef1dn"/>Activitat 4. Sistemes de seguretat física</text:p>
      <text:p text:style-name="P10"/>
      <text:p text:style-name="P13">Objectius</text:p>
      <text:p text:style-name="P10"/>
      <text:p text:style-name="P10">Demostrar la importància de la seguretat física i protegir l’accés físic a un Centre de Processament de Dades (CPD) o Data Center.</text:p>
      <text:p text:style-name="P10"/>
      <text:p text:style-name="P14">Centre de Processament de Dades (CPD)</text:p>
      <text:p text:style-name="P11"/>
      <text:p text:style-name="P11">És una instal·lació que es fa servir per allotjar sistemes informàtics i els components associats, com són les telecomunicacions i sistemes d'emmagatzematge i on es concentren els recursos necessaris per al processament de la informació d'una organització.</text:p>
      <text:p text:style-name="P11"/>
      <text:p text:style-name="P13">Activitat</text:p>
      <text:p text:style-name="P10"/>
      <text:p text:style-name="P10">Observeu atentament els següents vídeos d’un dels CPD de Google.</text:p>
      <text:p text:style-name="P11"><text:tab/></text:p>
      <text:p text:style-name="P18"><text:span text:style-name="T4">Vídeo 1: </text:span><text:a xlink:type="simple" xlink:href="https://www.youtube.com/watch?v=O-2Mv_TTQYI" text:style-name="ListLabel_20_10" text:visited-style-name="ListLabel_20_10"><text:span text:style-name="T2">https://www.youtube.com/watch?v=O-2Mv_TTQYI</text:span></text:a></text:p>
      <text:p text:style-name="P18"><text:a xlink:type="simple" xlink:href="https://www.youtube.com/watch?v=O-2Mv_TTQYI" text:style-name="ListLabel_20_10" text:visited-style-name="ListLabel_20_10"><text:span text:style-name="T4"/></text:a></text:p>
      <text:p text:style-name="P18"><text:span text:style-name="T4">Vídeo 2: </text:span><text:a xlink:type="simple" xlink:href="https://www.youtube.com/watch?v=cLory3qLoY8" text:style-name="ListLabel_20_10" text:visited-style-name="ListLabel_20_10"><text:span text:style-name="T2">https://www.youtube.com/watch?v=cLory3qLoY8</text:span></text:a></text:p>
      <text:p text:style-name="P17"><text:a xlink:type="simple" xlink:href="https://www.youtube.com/watch?v=TQoKFovvigI" text:style-name="ListLabel_20_11" text:visited-style-name="ListLabel_20_11"><text:span text:style-name="T4"/></text:a></text:p>
      <text:p text:style-name="P14">Preguntes</text:p>
      <text:p text:style-name="P11"/>
      <text:p text:style-name="P10">Responeu amb les vostres paraules.</text:p>
      <text:p text:style-name="P11"/>
      <text:p text:style-name="P11">1. Feu una llista dels sistemes de seguretat física detectats a cada vídeo.</text:p>
      <text:p text:style-name="P11"/>
      <text:p text:style-name="P12">Video 1:</text:p>
      <text:p text:style-name="P12"/>
      <text:p text:style-name="P16">Prohibició d’entrada d’armes, entrada y sortida controlada per firmes y targetes, guàrdies i peatge, entrada interior amb reconeixement facial, control constant i permanent de les instal·lacions senceres, instal·lacions constantment renovades d’ultima generació, ventilacions ben controlades i vallades en cas de desastre natural i protecció amb material ignífuc per totes parts, tots els equipaments ben presuritzats i tancats per que estiguin impol·luts</text:p>
      <text:p text:style-name="P12"/>
      <text:p text:style-name="P12"/>
      <text:p text:style-name="P12">Video 2: <text:s/></text:p>
      <text:p text:style-name="P12"/>
      <text:p text:style-name="P15">Accés a les instalacions; guàrdies que controlen l’entrada, valles altes i electrificades, tarjeta d’identificació, <text:span text:style-name="T5">reconeixement facial, per protegir les dades dels discs i que no surtin, es destrueixen els discos durs, hi han varis vigilants de seguretats visualitzant en directe totes les càmeres de seguretat ( càmeres de seguretat per a tots llocs, una altra mesura), reguladors de temperatura i altres fenòmens naturals controlats constantment per detector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2. Classifiqueu els mecanismes detectats a cada vídeo en cada un dels grups.</text:p>
      <text:p text:style-name="P11"/>
      <text:list xml:id="list3715990421" text:style-name="WWNum1">
        <text:list-item>
          <text:p text:style-name="P26">Accés físic (en cas que sigui algun mètode d’autenticació d’usuaris, cal definir de quin tipus són: 1, 2 o 3).</text:p>
        </text:list-item>
      </text:list>
      <text:p text:style-name="P20"/>
      <text:p text:style-name="P21">Reconeixements facials i control perfecte mitjançant targeta o signatura d’entrada i sortida</text:p>
      <text:p text:style-name="P20"/>
      <text:list xml:id="list175124078098573" text:continue-numbering="true" text:style-name="WWNum1">
        <text:list-item>
          <text:p text:style-name="P26">Sistemes biomètrics.</text:p>
        </text:list-item>
      </text:list>
      <text:p text:style-name="P20"/>
      <text:p text:style-name="P21">Reconeixement facial i dactilar</text:p>
      <text:p text:style-name="P20"/>
      <text:list xml:id="list175122888655546" text:continue-numbering="true" text:style-name="WWNum1">
        <text:list-item>
          <text:p text:style-name="P26">Desastres naturals.</text:p>
        </text:list-item>
      </text:list>
      <text:p text:style-name="P20"/>
      <text:p text:style-name="P21">Instal·lacions molt grans amb suficients sortides d’emergència i alts conductes i fortes estructures</text:p>
      <text:p text:style-name="P23"/>
      <text:p text:style-name="P20"/>
      <text:list xml:id="list175122575492570" text:continue-numbering="true" text:style-name="WWNum1">
        <text:list-item>
          <text:p text:style-name="P26">Protecció antifoc.</text:p>
        </text:list-item>
      </text:list>
      <text:p text:style-name="P20"/>
      <text:p text:style-name="P21">Extintors, material i instal·lacions magnètiques</text:p>
      <text:p text:style-name="P20"/>
      <text:list xml:id="list175124051277689" text:continue-numbering="true" text:style-name="WWNum1">
        <text:list-item>
          <text:p text:style-name="P26">Protecció de l’equipament: temperatura, humitat, pols, etc.</text:p>
        </text:list-item>
      </text:list>
      <text:p text:style-name="P20"/>
      <text:p text:style-name="P21">Termostats i termòmetres a totes les zones, ben programas, i constant neteja i instal·lacions molt controlades les ventilacions</text:p>
      <text:p text:style-name="P22"/>
      <text:list xml:id="list175123654052509" text:continue-numbering="true" text:style-name="WWNum1">
        <text:list-item>
          <text:p text:style-name="P26">Xarxa elèctrica i estabilitat de la xarxa elèctrica.</text:p>
        </text:list-item>
      </text:list>
      <text:p text:style-name="P20"/>
      <text:p text:style-name="P20"/>
      <text:p text:style-name="P8"/>
      <text:p text:style-name="P8">Feu una volta per un Data Center de Google.</text:p>
      <text:p text:style-name="P8"/>
      <text:p text:style-name="P9"><text:span text:style-name="T4"><text:tab/></text:span><text:a xlink:type="simple" xlink:href="https://www.google.com/intl/es-419/about/datacenters/inside/streetview/" text:style-name="ListLabel_20_10" text:visited-style-name="ListLabel_20_10"><text:span text:style-name="T2">https://www.google.com/intl/es-419/about/datacenters/inside/streetview/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>3. Feu una llista dels sistemes de seguretat física detectats.</text:p>
      <text:p text:style-name="P11"/>
      <text:p text:style-name="P11"/>
      <text:p text:style-name="P11"/>
      <text:p text:style-name="P24">1- Portes amb cortines d’aillació de pols, brutícia i més</text:p>
      <text:p text:style-name="P24">2- Panell d’electricitat i control de tot</text:p>
      <text:p text:style-name="P24">3- Avisos de perill al terra segons l’ubicació</text:p>
      <text:p text:style-name="P24">4- Controladors de pressió</text:p>
      <text:p text:style-name="P24">5- Botons d’emergencia per tot arreu</text:p>
      <text:p text:style-name="P24">6- Tots arxius físics colocats de manera ordenada y separa</text:p>
      <text:p text:style-name="P24">7- Tots els equips amb portes i reixes exactes de protecció de metall</text:p>
      <text:p text:style-name="P24">8- Bona iluminació i senyalització de tot</text:p>
      <text:p text:style-name="P24">9- Portes pesants de seguretat ben senyalitza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loext:contextual-spacing="false" fo:line-height="100%" fo:keep-together="always" fo:text-indent="-0.635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ListLabel_20_12" style:display-name="ListLabel 12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992cm" fo:margin-left="0cm" fo:margin-top="0cm" fo:margin-bottom="0cm" table:align="left"/>
    </style:style>
    <style:style style:name="Table1.A" style:family="table-column">
      <style:table-column-properties style:column-width="5.424cm"/>
    </style:style>
    <style:style style:name="Table1.B" style:family="table-column">
      <style:table-column-properties style:column-width="12.5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none"/>
    </style:style>
    <style:style style:name="Table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text-indent="0cm" style:auto-text-indent="false" fo:padding="0cm" fo:border="none"/>
    </style:style>
    <style:style style:name="MP3" style:family="paragraph" style:parent-style-name="Standard">
      <style:paragraph-properties fo:line-height="115%" fo:text-align="center" style:justify-single-word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MP6" style:family="paragraph" style:parent-style-name="Standard">
      <style:paragraph-properties fo:padding="0cm" fo:border="none"/>
    </style:style>
    <style:style style:name="MP7" style:family="paragraph">
      <loext:graphic-properties draw:fill="solid" draw:fill-color="#a0a0a0"/>
      <style:paragraph-properties fo:text-align="center"/>
    </style:style>
    <style:style style:name="MP8" style:family="paragraph" style:parent-style-name="Standard">
      <style:paragraph-properties fo:text-align="end" style:justify-single-word="false" fo:padding="0cm" fo:border="none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1.png" text:anchor-type="as-char" svg:width="5.027cm" svg:height="1.693cm" draw:z-index="2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12" text:visited-style-name="ListLabel_20_12"><text:span text:style-name="MT1">Institut PROVENÇANA</text:span></text:a></text:p>
            </table:table-cell>
            <table:table-cell table:style-name="Table1.B1" office:value-type="string">
              <text:p text:style-name="MP4"/>
              <text:p text:style-name="MP4">CFGM - Sistemes Microinformàtics i Xarxes</text:p>
              <text:p text:style-name="MP4">M6 - Seguretat informàtica</text:p>
              <text:p text:style-name="MP4">UF1 - Seguretat passiva </text:p>
              <text:p text:style-name="MP5">Curs - 2019/2020</text:p>
            </table:table-cell>
          </table:table-row>
        </table:table>
        <text:p text:style-name="MP6"><draw:rect text:anchor-type="as-char" style:rel-width="100%" draw:z-index="5" draw:style-name="Mgr1" draw:text-style-name="MP7" svg:width="0.003cm" svg:height="0.054cm"><text:p/></draw:rect></text:p>
      </style:header>
      <style:footer>
        <text:p text:style-name="MP8"><text:span text:style-name="MT2">Pàgina </text:span><text:page-number text:select-page="current">3</text:page-number><text:span text:style-name="MT2"><text:s/>de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5T17:51:22.061139316</dc:date>
    <meta:editing-duration>PT12M59S</meta:editing-duration>
    <meta:editing-cycles>2</meta:editing-cycles>
    <meta:document-statistic meta:table-count="1" meta:image-count="1" meta:object-count="0" meta:page-count="3" meta:paragraph-count="50" meta:word-count="471" meta:character-count="3230" meta:non-whitespace-character-count="2807"/>
  </office:meta>
</office:document-meta>
</file>